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c5902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officeooo:rsid="001c5902"/>
    </style:style>
    <style:style style:name="T2" style:family="text">
      <style:text-properties fo:color="#c9211e" loext:opacity="100%" fo:font-weight="bold" officeooo:rsid="001c5902" style:font-weight-asian="bold" style:font-weight-complex="bold"/>
    </style:style>
    <style:style style:name="T3" style:family="text">
      <style:text-properties fo:color="#c9211e" loext:opacity="100%" fo:font-weight="bold" officeooo:rsid="001ffa4c" style:font-weight-asian="bold" style:font-weight-complex="bold"/>
    </style:style>
    <style:style style:name="T4" style:family="text">
      <style:text-properties officeooo:rsid="001eba26"/>
    </style:style>
    <style:style style:name="T5" style:family="text">
      <style:text-properties officeooo:rsid="001ffa4c"/>
    </style:style>
    <style:style style:name="T6" style:family="text">
      <style:text-properties officeooo:rsid="0021d8a0"/>
    </style:style>
    <style:style style:name="T7" style:family="text">
      <style:text-properties officeooo:rsid="00237dba"/>
    </style:style>
    <style:style style:name="T8" style:family="text">
      <style:text-properties officeooo:rsid="0023f5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🔍 1. Introducción – <text:span text:style-name="Emphasis">La vida como misterio visible</text:span></text:h>
      <text:p text:style-name="Horizontal_20_Line"/>
      <text:h text:style-name="Heading_20_3" text:outline-level="3"><text:span text:style-name="Strong_20_Emphasis">1.1 Presentación del laboratorio como una pausa en la narrativa para observar la vida con seriedad</text:span></text:h>
      <text:p text:style-name="Text_20_body"><text:span text:style-name="Strong_20_Emphasis">Objetivo:</text:span> justificar el tono serio y reflexivo; preparar al lector para el cambio de ritmo.<text:line-break/><text:span text:style-name="Strong_20_Emphasis">Ideas principales:</text:span></text:p>
      <text:list xml:id="list3324364782" text:style-name="L1">
        <text:list-header>
          <text:p text:style-name="P1"/>
        </text:list-header>
        <text:list-item>
          <text:p text:style-name="P2">Hacemos una pausa<text:span text:style-name="T1"> </text:span><text:span text:style-name="T2">en la aventura de Elara</text:span> para <text:span text:style-name="T2">observar</text:span> el fenómeno de la vida desde una perspectiva <text:span text:style-name="T2">diferente</text:span>.</text:p>
        </text:list-item>
        <text:list-item>
          <text:p text:style-name="P1"><text:span text:style-name="T2">Utilizaremos este espacio que llamamos</text:span> <text:span text:style-name="T1">"</text:span>laboratorio<text:span text:style-name="T1">"</text:span>, <text:span text:style-name="T1"><text:s/></text:span><text:span text:style-name="T2">para exponer ideas que impulsen la</text:span> observación filosófica y científica.</text:p>
        </text:list-item>
        <text:list-item>
          <text:p text:style-name="P1">No vamos a resolverlo todo aquí, pero comenzamos a construir una visión general que guiará los próximos capítulos.</text:p>
        </text:list-item>
      </text:list>
      <text:p text:style-name="Horizontal_20_Line"/>
      <text:h text:style-name="Heading_20_3" text:outline-level="3"><text:span text:style-name="Strong_20_Emphasis">1.2 El problema de definir qué es la vida</text:span></text:h>
      <text:p text:style-name="Text_20_body"><text:span text:style-name="Strong_20_Emphasis">Objetivo:</text:span> introducir al lector en la complejidad del tema y despertar su curiosidad.<text:line-break/><text:span text:style-name="Strong_20_Emphasis">Ideas principales:</text:span></text:p>
      <text:list xml:id="list1495643018" text:style-name="L2">
        <text:list-item>
          <text:p text:style-name="P3">La vida es algo que todos creemos entender… hasta que <text:span text:style-name="T3">intentamos</text:span> definirla con precisión.</text:p>
        </text:list-item>
        <text:list-item>
          <text:p text:style-name="P3"><text:span text:style-name="T5">L</text:span>a biología<text:span text:style-name="T5"> todavia no</text:span> tiene una única definición universalmente aceptada.</text:p>
        </text:list-item>
        <text:list-item>
          <text:p text:style-name="P3">La dificultad de definir la vida nos revela que estamos ante un fenómeno profundo, quizás más vasto de lo que imaginamos.</text:p>
        </text:list-item>
      </text:list>
      <text:p text:style-name="Horizontal_20_Line"/>
      <text:h text:style-name="Heading_20_3" text:outline-level="3"><text:span text:style-name="Strong_20_Emphasis">1.3 Afirmación inicial: la vida es </text:span><text:span text:style-name="Strong_20_Emphasis"><text:span text:style-name="T4">algo mas que</text:span></text:span><text:span text:style-name="Strong_20_Emphasis"> un conjunto de individuos</text:span><text:span text:style-name="Strong_20_Emphasis"><text:span text:style-name="T4">.</text:span></text:span></text:h>
      <text:p text:style-name="Text_20_body"><text:span text:style-name="Strong_20_Emphasis">Objetivo:</text:span> introducir la hipótesis central del capítulo.<text:line-break/><text:span text:style-name="Strong_20_Emphasis">Ideas principales:</text:span></text:p>
      <text:list xml:id="list2375424721" text:style-name="L3">
        <text:list-item>
          <text:p text:style-name="P4">La mirada convencional ve<text:span text:style-name="T6"> a</text:span> la vida como millones de seres separados: <text:span text:style-name="T6">organismos, criaturas, de sorprendentes formas y caracteristicas, cambiando, adaptandose, mejorando, explorando.</text:span></text:p>
        </text:list-item>
        <text:list-item>
          <text:p text:style-name="P4">Pero hay una segunda mirada posible, <text:span text:style-name="T7">cuando nos enfocamos en aquello que hay detras, cuando ignoramos sus diferencias</text:span><text:span text:style-name="T8">, el comportamiento individual, sus caracteristicas particulares,</text:span><text:span text:style-name="T7"> y </text:span><text:soft-page-break/><text:span text:style-name="T7">analizamos lo que tienen en comun, lo que todos los seres vivientes comparten. </text:span><text:span text:style-name="T8">Desde esta perspectiva encontraremos</text:span> continuidad en lugar de fragmentación.</text:p>
        </text:list-item>
        <text:list-item>
          <text:p text:style-name="P4">Si conectamos los procesos que unen a todos los seres vivos — genética, reproducción, <text:span text:style-name="T7">cambio</text:span>— veremos un sistema<text:span text:style-name="T7">, que </text:span>transforma datos<text:span text:style-name="T8"> y </text:span><text:span text:style-name="T7">encuentra</text:span> soluciones<text:span text:style-name="T8">.</text:span> <text:span text:style-name="T8">I</text:span><text:span text:style-name="T7">nteligencia</text:span>.</text:p>
        </text:list-item>
        <text:list-item>
          <text:p text:style-name="P4">La idea puede parecer extraña, <text:s/>la exploraremos <text:span text:style-name="T7">en los proximos capitulos</text:span>, paso a paso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0:24:10.248000000</meta:creation-date>
    <dc:date>2025-06-20T17:47:46.976000000</dc:date>
    <meta:editing-duration>PT1H3M10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8" meta:word-count="304" meta:character-count="1975" meta:non-whitespace-character-count="1695"/>
  </office:meta>
</office:document-meta>
</file>